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 style:data-style-name="N1"/>
    <style:style style:name="ce7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number-columns-repeated="2" table:default-cell-style-name="ce6"/>
        <table:table-column table:style-name="co1" table:number-columns-repeated="16381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3" table:number-rows-spanned="1">
            <text:p>ack_ewma rtt_ratio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send_ewma <text:s/>rtt_tatio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ack_ewma <text:s/>send_ewma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ack_ewma, <text:s/>send_ewma, rtt_ratio</text:p>
          </table:table-cell>
          <table:covered-table-cell table:number-columns-repeated="2" table:style-name="ce1"/>
          <table:table-cell table:style-name="ce1" table:number-columns-repeated="16371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Conf</text:p>
          </table:table-cell>
          <table:covered-table-cell table:style-name="ce7"/>
          <table:table-cell table:style-name="ce7" office:value-type="string" calcext:value-type="string">
            <text:p>Acerto(%)</text:p>
          </table:table-cell>
          <table:table-cell table:style-name="ce5" office:value-type="string" calcext:value-type="string" table:number-columns-spanned="2" table:number-rows-spanned="1">
            <text:p>Conf</text:p>
          </table:table-cell>
          <table:covered-table-cell table:style-name="ce7"/>
          <table:table-cell table:style-name="ce7" office:value-type="string" calcext:value-type="string">
            <text:p>Acerto(%)</text:p>
          </table:table-cell>
          <table:table-cell table:style-name="ce5" office:value-type="string" calcext:value-type="string" table:number-columns-spanned="2" table:number-rows-spanned="1">
            <text:p>Conf</text:p>
          </table:table-cell>
          <table:covered-table-cell table:style-name="ce7"/>
          <table:table-cell table:style-name="ce7" office:value-type="string" calcext:value-type="string">
            <text:p>Acerto(%)</text:p>
          </table:table-cell>
          <table:table-cell table:style-name="ce7" office:value-type="string" calcext:value-type="string" table:number-columns-spanned="2" table:number-rows-spanned="1">
            <text:p>Conf</text:p>
          </table:table-cell>
          <table:covered-table-cell table:style-name="ce7"/>
          <table:table-cell table:style-name="ce7" office:value-type="string" calcext:value-type="string">
            <text:p>Acerto(%)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 table:number-columns-spanned="1" table:number-rows-spanned="2">
            <text:p>MLP</text:p>
          </table:table-cell>
          <table:table-cell office:value-type="float" office:value="876" calcext:value-type="float">
            <text:p>87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77" calcext:value-type="float">
            <text:p>77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120" calcext:value-type="float">
            <text:p>120</text:p>
          </table:table-cell>
          <table:table-cell office:value-type="float" office:value="803" calcext:value-type="float">
            <text:p>803</text:p>
          </table:table-cell>
          <table:table-cell table:formula="of:=([.B3]+[.C4])/([.B3]+[.B4]+[.C3]+[.C4])" office:value-type="float" office:value="0.886951928156366" calcext:value-type="float">
            <text:p>0,886951928156366</text:p>
          </table:table-cell>
          <table:table-cell office:value-type="float" office:value="23" calcext:value-type="float">
            <text:p>23</text:p>
          </table:table-cell>
          <table:table-cell office:value-type="float" office:value="896" calcext:value-type="float">
            <text:p>896</text:p>
          </table:table-cell>
          <table:table-cell table:formula="of:=([.E3]+[.F4])/([.E3]+[.F3]+[.E4]+[.F4])" office:value-type="float" office:value="0.876386687797147" calcext:value-type="float">
            <text:p>0,876386687797147</text:p>
          </table:table-cell>
          <table:table-cell office:value-type="float" office:value="296" calcext:value-type="float">
            <text:p>296</text:p>
          </table:table-cell>
          <table:table-cell office:value-type="float" office:value="620" calcext:value-type="float">
            <text:p>620</text:p>
          </table:table-cell>
          <table:table-cell table:formula="of:=([.H3]+[.I4])/([.H3]+[.H4]+[.I3]+[.I4])" office:value-type="float" office:value="0.677139761646804" calcext:value-type="float">
            <text:p>0,677139761646804</text:p>
          </table:table-cell>
          <table:table-cell office:value-type="float" office:value="118" calcext:value-type="float">
            <text:p>118</text:p>
          </table:table-cell>
          <table:table-cell office:value-type="float" office:value="809" calcext:value-type="float">
            <text:p>809</text:p>
          </table:table-cell>
          <table:table-cell table:formula="of:=([.K3]+[.L4])/([.K4]+[.K3]+[.L3]+[.L4])" office:value-type="float" office:value="0.896988906497623" calcext:value-type="float">
            <text:p>0,8969889064976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office:value-type="float" office:value="870" calcext:value-type="float">
            <text:p>87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99" calcext:value-type="float">
            <text:p>99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139" calcext:value-type="float">
            <text:p>139</text:p>
          </table:table-cell>
          <table:table-cell office:value-type="float" office:value="826" calcext:value-type="float">
            <text:p>826</text:p>
          </table:table-cell>
          <table:table-cell table:formula="of:=([.B6]+[.C7])/([.B6]+[.B7]+[.C6]+[.C7])" office:value-type="float" office:value="0.897829539438857" calcext:value-type="float">
            <text:p>0,897829539438857</text:p>
          </table:table-cell>
          <table:table-cell office:value-type="float" office:value="119" calcext:value-type="float">
            <text:p>119</text:p>
          </table:table-cell>
          <table:table-cell office:value-type="float" office:value="772" calcext:value-type="float">
            <text:p>772</text:p>
          </table:table-cell>
          <table:table-cell table:formula="of:=([.E6]+[.F7])/([.E6]+[.E7]+[.F6]+[.F7])" office:value-type="float" office:value="0.857067231339333" calcext:value-type="float">
            <text:p>0,857067231339333</text:p>
          </table:table-cell>
          <table:table-cell office:value-type="float" office:value="298" calcext:value-type="float">
            <text:p>298</text:p>
          </table:table-cell>
          <table:table-cell office:value-type="float" office:value="620" calcext:value-type="float">
            <text:p>620</text:p>
          </table:table-cell>
          <table:table-cell table:formula="of:=([.H6]+[.I7])/([.H6]+[.H7]+[.I6]+[.I7])" office:value-type="float" office:value="0.666490206458444" calcext:value-type="float">
            <text:p>0,666490206458444</text:p>
          </table:table-cell>
          <table:table-cell office:value-type="float" office:value="120" calcext:value-type="float">
            <text:p>120</text:p>
          </table:table-cell>
          <table:table-cell office:value-type="float" office:value="817" calcext:value-type="float">
            <text:p>817</text:p>
          </table:table-cell>
          <table:table-cell table:formula="of:=([.K6]+[.L7])/([.K6]+[.L6]+[.K7]+[.L7])" office:value-type="float" office:value="0.884065643197459" calcext:value-type="float">
            <text:p>0,88406564319745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 table:number-columns-spanned="1" table:number-rows-spanned="2">
            <text:p>CNN</text:p>
          </table:table-cell>
          <table:table-cell office:value-type="float" office:value="913" calcext:value-type="float">
            <text:p>91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44" calcext:value-type="float">
            <text:p>44</text:p>
          </table:table-cell>
          <table:table-cell table:number-columns-repeated="16372"/>
        </table:table-row>
        <table:table-row table:style-name="ro1">
          <table:covered-table-cell/>
          <table:table-cell office:value-type="float" office:value="82" calcext:value-type="float">
            <text:p>82</text:p>
          </table:table-cell>
          <table:table-cell office:value-type="float" office:value="852" calcext:value-type="float">
            <text:p>852</text:p>
          </table:table-cell>
          <table:table-cell table:formula="of:=([.B9]+[.C10])/([.B9]+[.B10]+[.C9]+[.C10])" office:value-type="float" office:value="0.934356802541027" calcext:value-type="float">
            <text:p>0,934356802541027</text:p>
          </table:table-cell>
          <table:table-cell office:value-type="float" office:value="14" calcext:value-type="float">
            <text:p>14</text:p>
          </table:table-cell>
          <table:table-cell office:value-type="float" office:value="915" calcext:value-type="float">
            <text:p>915</text:p>
          </table:table-cell>
          <table:table-cell table:formula="of:=([.E9]+[.F10])/([.E9]+[.E10]+[.F9]+[.F10])" office:value-type="float" office:value="0.881418740074113" calcext:value-type="float">
            <text:p>0,881418740074113</text:p>
          </table:table-cell>
          <table:table-cell office:value-type="float" office:value="325" calcext:value-type="float">
            <text:p>325</text:p>
          </table:table-cell>
          <table:table-cell office:value-type="float" office:value="573" calcext:value-type="float">
            <text:p>573</text:p>
          </table:table-cell>
          <table:table-cell table:formula="of:=([.H9]+[.I10])/([.H9]+[.H10]+[.I9]+[.I10])" office:value-type="float" office:value="0.659078877713076" calcext:value-type="float">
            <text:p>0,659078877713076</text:p>
          </table:table-cell>
          <table:table-cell office:value-type="float" office:value="42" calcext:value-type="float">
            <text:p>42</text:p>
          </table:table-cell>
          <table:table-cell office:value-type="float" office:value="858" calcext:value-type="float">
            <text:p>858</text:p>
          </table:table-cell>
          <table:table-cell table:formula="of:=([.K9]+[.L10])/([.K9]+[.K10]+[.L9]+[.L10])" office:value-type="float" office:value="0.954473266278454" calcext:value-type="float">
            <text:p>0,954473266278454</text:p>
          </table:table-cell>
          <table:table-cell table:number-columns-repeated="16371"/>
        </table:table-row>
        <table:table-row table:style-name="ro1" table:number-rows-repeated="9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08:21:00.483000000</meta:creation-date>
    <dc:date>2023-11-14T08:49:20.781000000</dc:date>
    <meta:editing-duration>PT28M21S</meta:editing-duration>
    <meta:editing-cycles>2</meta:editing-cycles>
    <meta:generator>LibreOffice/7.6.2.1$Windows_X86_64 LibreOffice_project/56f7684011345957bbf33a7ee678afaf4d2ba333</meta:generator>
    <meta:document-statistic meta:table-count="1" meta:cell-count="75" meta:object-count="0"/>
  </office:meta>
</office:document-meta>
</file>